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2" svg:font-family="'Linux Biolinum O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1cm" svg:stroke-color="#4b1f6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Fine_20_Dashed" svg:stroke-width="0.1cm" svg:stroke-color="#ff950e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Entity">
      <style:graphic-properties svg:stroke-color="#004586" draw:auto-grow-height="true" draw:auto-grow-width="false" fo:max-height="0cm" fo:min-height="0.73cm"/>
    </style:style>
    <style:style style:name="gr4" style:family="graphic" style:parent-style-name="Entity">
      <style:graphic-properties svg:stroke-width="0.1cm" svg:stroke-color="#ff420e" draw:auto-grow-height="true" draw:auto-grow-width="false" fo:max-height="0cm" fo:min-height="0.73cm"/>
    </style:style>
    <style:style style:name="gr5" style:family="graphic" style:parent-style-name="Entity">
      <style:graphic-properties svg:stroke-width="0.1cm" svg:stroke-color="#579d1c" draw:auto-grow-height="true" draw:auto-grow-width="false" fo:max-height="0cm" fo:min-height="0.73cm"/>
    </style:style>
    <style:style style:name="gr6" style:family="graphic" style:parent-style-name="Entity">
      <style:graphic-properties draw:stroke="dash" draw:stroke-dash="Fine_20_Dashed" svg:stroke-width="0.1cm" svg:stroke-color="#ff950e" draw:auto-grow-height="true" draw:auto-grow-width="false" fo:max-height="0cm" fo:min-height="0.73cm"/>
    </style:style>
    <style:style style:name="gr7" style:family="graphic" style:parent-style-name="Entity">
      <style:graphic-properties draw:stroke="dash" draw:stroke-dash="Fine_20_Dashed" svg:stroke-width="0.1cm" svg:stroke-color="#4b1f6f" draw:auto-grow-height="true" draw:auto-grow-width="false" fo:max-height="0cm" fo:min-height="0.73cm"/>
    </style:style>
    <style:style style:name="gr8" style:family="graphic" style:parent-style-name="Entity">
      <style:graphic-properties svg:stroke-width="0.1cm" svg:stroke-color="#7e0021" draw:auto-grow-height="true" draw:auto-grow-width="false" fo:max-height="0cm" fo:min-height="0.73cm"/>
    </style:style>
    <style:style style:name="gr9" style:family="graphic" style:parent-style-name="Entity">
      <style:graphic-properties draw:auto-grow-height="true" draw:auto-grow-width="false" fo:max-height="0cm" fo:min-height="0.73cm"/>
    </style:style>
    <style:style style:name="gr10" style:family="graphic" style:parent-style-name="objectwithoutfill">
      <style:graphic-properties svg:stroke-width="0.1cm" svg:stroke-color="#004586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ff420e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579d1c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7e0021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none" draw:textarea-vertical-align="bottom" draw:auto-grow-height="true" draw:auto-grow-width="false" fo:max-height="0cm" fo:min-height="1.4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9cm" fo:min-width="4.42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9cm" fo:min-width="5.1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9.595cm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4.4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5.10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004586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  <style:text-properties fo:color="#333333" fo:font-size="14pt" fo:font-style="italic" style:font-size-asian="18pt" style:font-style-asian="italic" style:font-weight-asian="normal" style:font-size-complex="18pt" style:font-style-complex="italic"/>
    </style:style>
    <style:style style:name="P5" style:family="paragraph">
      <style:text-properties fo:color="#c5000b" fo:font-size="40pt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333333" fo:font-size="14pt" fo:font-style="normal" style:text-underline-style="solid" style:text-underline-width="auto" style:text-underline-color="font-color" style:font-size-asian="18pt" style:font-style-asian="normal" style:font-weight-asian="normal" style:font-size-complex="18pt" style:font-style-complex="normal"/>
    </style:style>
    <style:style style:name="T3" style:family="text">
      <style:text-properties fo:color="#333333" fo:font-size="14pt" fo:font-style="italic" style:font-size-asian="18pt" style:font-style-asian="italic" style:font-weight-asian="normal" style:font-size-complex="18pt" style:font-style-complex="italic"/>
    </style:style>
    <style:style style:name="T4" style:family="text">
      <style:text-properties fo:color="#c5000b" fo:font-size="40pt" fo:font-weight="bold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curve" svg:x1="6.532cm" svg:y1="14.01cm" svg:x2="12.218cm" svg:y2="12.01cm" draw:start-shape="id1" draw:start-glue-point="1" draw:end-shape="id2" draw:end-glue-point="3" svg:d="M6532 14010c4264 0 1422-2000 5686-2000" svg:viewBox="0 0 5687 2001">
          <text:p/>
        </draw:connector>
        <draw:connector draw:style-name="gr1" draw:text-style-name="P1" draw:layer="layout" draw:type="curve" svg:x1="6.532cm" svg:y1="14.01cm" svg:x2="12.218cm" svg:y2="14.01cm" draw:start-shape="id1" draw:start-glue-point="1" draw:end-shape="id3" draw:end-glue-point="3" svg:d="M6532 14010h5686" svg:viewBox="0 0 5687 1">
          <text:p/>
        </draw:connector>
        <draw:connector draw:style-name="gr2" draw:text-style-name="P1" draw:layer="layout" draw:type="curve" svg:x1="6.5cm" svg:y1="16.01cm" svg:x2="12.218cm" svg:y2="12.01cm" draw:start-shape="id4" draw:start-glue-point="1" draw:end-shape="id2" draw:end-glue-point="3" svg:d="M6500 16010c4288 0 1430-4000 5718-4000" svg:viewBox="0 0 5719 4001">
          <text:p/>
        </draw:connector>
        <draw:connector draw:style-name="gr2" draw:text-style-name="P1" draw:layer="layout" draw:type="curve" svg:x1="6.5cm" svg:y1="16.01cm" svg:x2="12.218cm" svg:y2="14.01cm" draw:start-shape="id4" draw:start-glue-point="1" draw:end-shape="id3" draw:end-glue-point="3" svg:d="M6500 16010c4288 0 1430-2000 5718-2000" svg:viewBox="0 0 5719 2001">
          <text:p/>
        </draw:connector>
        <draw:connector draw:style-name="gr2" draw:text-style-name="P1" draw:layer="layout" draw:type="curve" svg:x1="6.5cm" svg:y1="16.01cm" svg:x2="12.218cm" svg:y2="10.01cm" draw:start-shape="id4" draw:start-glue-point="1" draw:end-shape="id5" draw:end-glue-point="3" svg:d="M6500 16010c4288 0 1430-6000 5718-6000" svg:viewBox="0 0 5719 6001">
          <text:p/>
        </draw:connector>
        <draw:connector draw:style-name="gr2" draw:text-style-name="P1" draw:layer="layout" draw:type="curve" svg:x1="6.5cm" svg:y1="16.01cm" svg:x2="12.218cm" svg:y2="8.01cm" draw:start-shape="id4" draw:start-glue-point="1" draw:end-shape="id6" draw:end-glue-point="3" svg:d="M6500 16010c4288 0 1430-8000 5718-8000" svg:viewBox="0 0 5719 8001">
          <text:p/>
        </draw:connector>
        <draw:frame draw:style-name="gr3" draw:text-style-name="P2" xml:id="id7" draw:id="id7" draw:layer="layout" svg:width="3.032cm" svg:height="0.98cm" svg:x="3.5cm" svg:y="5.52cm">
          <draw:text-box>
            <text:p>ncbi</text:p>
          </draw:text-box>
        </draw:frame>
        <draw:frame draw:style-name="gr4" xml:id="id9" draw:id="id9" draw:layer="layout" svg:width="3.032cm" svg:height="0.98cm" svg:x="3.468cm" svg:y="9.52cm">
          <draw:text-box>
            <text:p>ucsc</text:p>
          </draw:text-box>
        </draw:frame>
        <draw:frame draw:style-name="gr5" xml:id="id10" draw:id="id10" draw:layer="layout" svg:width="3.032cm" svg:height="0.98cm" svg:x="3.468cm" svg:y="7.52cm">
          <draw:text-box>
            <text:p>ensembl</text:p>
          </draw:text-box>
        </draw:frame>
        <draw:frame draw:style-name="gr6" xml:id="id4" draw:id="id4" draw:layer="layout" svg:width="3.032cm" svg:height="0.98cm" svg:x="3.468cm" svg:y="15.52cm">
          <draw:text-box>
            <text:p>lrg</text:p>
          </draw:text-box>
        </draw:frame>
        <draw:frame draw:style-name="gr7" xml:id="id1" draw:id="id1" draw:layer="layout" svg:width="3.032cm" svg:height="0.98cm" svg:x="3.5cm" svg:y="13.52cm">
          <draw:text-box>
            <text:p>bic</text:p>
          </draw:text-box>
        </draw:frame>
        <draw:frame draw:style-name="gr8" xml:id="id11" draw:id="id11" draw:layer="layout" svg:width="3.032cm" svg:height="0.98cm" svg:x="3.468cm" svg:y="11.5cm">
          <draw:text-box>
            <text:p>uta0</text:p>
          </draw:text-box>
        </draw:frame>
        <draw:frame draw:style-name="gr9" xml:id="id8" draw:id="id8" draw:layer="layout" svg:width="3.032cm" svg:height="0.98cm" svg:x="12.218cm" svg:y="5.52cm">
          <draw:text-box>
            <text:p>fasta</text:p>
          </draw:text-box>
        </draw:frame>
        <draw:frame draw:style-name="gr9" xml:id="id6" draw:id="id6" draw:layer="layout" svg:width="3.032cm" svg:height="0.98cm" svg:x="12.218cm" svg:y="7.52cm">
          <draw:text-box>
            <text:p>seqinfo</text:p>
          </draw:text-box>
        </draw:frame>
        <draw:frame draw:style-name="gr9" xml:id="id5" draw:id="id5" draw:layer="layout" svg:width="3.032cm" svg:height="0.98cm" svg:x="12.218cm" svg:y="9.52cm">
          <draw:text-box>
            <text:p>geneinfo</text:p>
          </draw:text-box>
        </draw:frame>
        <draw:frame draw:style-name="gr9" xml:id="id2" draw:id="id2" draw:layer="layout" svg:width="3.032cm" svg:height="0.98cm" svg:x="12.218cm" svg:y="11.52cm">
          <draw:text-box>
            <text:p>txinfo</text:p>
          </draw:text-box>
        </draw:frame>
        <draw:frame draw:style-name="gr9" xml:id="id3" draw:id="id3" draw:layer="layout" svg:width="3.032cm" svg:height="0.98cm" svg:x="12.218cm" svg:y="13.52cm">
          <draw:text-box>
            <text:p>exonsets</text:p>
          </draw:text-box>
        </draw:frame>
        <draw:frame draw:style-name="gr9" xml:id="id12" draw:id="id12" draw:layer="layout" svg:width="5cm" svg:height="0.98cm" svg:x="20cm" svg:y="5.52cm">
          <draw:text-box>
            <text:p>seq, seqanno</text:p>
          </draw:text-box>
        </draw:frame>
        <draw:frame draw:style-name="gr9" xml:id="id13" draw:id="id13" draw:layer="layout" svg:width="5cm" svg:height="0.98cm" svg:x="20cm" svg:y="7.52cm">
          <draw:text-box>
            <text:p>gene</text:p>
          </draw:text-box>
        </draw:frame>
        <draw:frame draw:style-name="gr9" xml:id="id14" draw:id="id14" draw:layer="layout" svg:width="5cm" svg:height="0.98cm" svg:x="20cm" svg:y="9.52cm">
          <draw:text-box>
            <text:p>transcript</text:p>
          </draw:text-box>
        </draw:frame>
        <draw:frame draw:style-name="gr9" xml:id="id15" draw:id="id15" draw:layer="layout" svg:width="5cm" svg:height="0.98cm" svg:x="20cm" svg:y="11.52cm">
          <draw:text-box>
            <text:p>exonset, exon</text:p>
          </draw:text-box>
        </draw:frame>
        <draw:frame draw:style-name="gr9" draw:layer="layout" svg:width="5cm" svg:height="0.98cm" svg:x="20cm" svg:y="3.529cm">
          <draw:text-box>
            <text:p>origin</text:p>
          </draw:text-box>
        </draw:frame>
        <draw:connector draw:style-name="gr10" draw:text-style-name="P1" draw:layer="layout" draw:type="curve" svg:x1="6.532cm" svg:y1="6.01cm" svg:x2="12.218cm" svg:y2="6.01cm" draw:start-shape="id7" draw:start-glue-point="1" draw:end-shape="id8" draw:end-glue-point="3" svg:d="M6532 6010h5686" svg:viewBox="0 0 5687 1">
          <text:p/>
        </draw:connector>
        <draw:connector draw:style-name="gr10" draw:text-style-name="P1" draw:layer="layout" draw:type="curve" svg:x1="6.532cm" svg:y1="6.01cm" svg:x2="12.218cm" svg:y2="8.01cm" draw:start-shape="id7" draw:start-glue-point="1" draw:end-shape="id6" draw:end-glue-point="3" svg:d="M6532 6010c4264 0 1422 2000 5686 2000" svg:viewBox="0 0 5687 2001">
          <text:p/>
        </draw:connector>
        <draw:connector draw:style-name="gr10" draw:text-style-name="P1" draw:layer="layout" draw:type="curve" svg:x1="6.532cm" svg:y1="6.01cm" svg:x2="12.218cm" svg:y2="10.01cm" draw:start-shape="id7" draw:start-glue-point="1" draw:end-shape="id5" draw:end-glue-point="3" svg:d="M6532 6010c4264 0 1422 4000 5686 4000" svg:viewBox="0 0 5687 4001">
          <text:p/>
        </draw:connector>
        <draw:connector draw:style-name="gr10" draw:text-style-name="P1" draw:layer="layout" draw:type="curve" svg:x1="6.532cm" svg:y1="6.01cm" svg:x2="12.218cm" svg:y2="12.01cm" draw:start-shape="id7" draw:start-glue-point="1" draw:end-shape="id2" draw:end-glue-point="3" svg:d="M6532 6010c4264 0 1422 6000 5686 6000" svg:viewBox="0 0 5687 6001">
          <text:p/>
        </draw:connector>
        <draw:connector draw:style-name="gr10" draw:text-style-name="P1" draw:layer="layout" draw:type="curve" svg:x1="6.532cm" svg:y1="6.01cm" svg:x2="12.218cm" svg:y2="14.01cm" draw:start-shape="id7" draw:start-glue-point="1" draw:end-shape="id3" svg:d="M6532 6010c4264 0 1422 8000 5686 8000" svg:viewBox="0 0 5687 8001">
          <text:p/>
        </draw:connector>
        <draw:connector draw:style-name="gr11" draw:text-style-name="P1" draw:layer="layout" draw:type="curve" svg:x1="6.5cm" svg:y1="10.01cm" svg:x2="12.218cm" svg:y2="12.01cm" draw:start-shape="id9" draw:start-glue-point="1" draw:end-shape="id2" draw:end-glue-point="3" svg:d="M6500 10010c4288 0 1430 2000 5718 2000" svg:viewBox="0 0 5719 2001">
          <text:p/>
        </draw:connector>
        <draw:connector draw:style-name="gr11" draw:text-style-name="P1" draw:layer="layout" draw:type="curve" svg:x1="6.5cm" svg:y1="10.01cm" svg:x2="12.218cm" svg:y2="14.01cm" draw:start-shape="id9" draw:start-glue-point="1" draw:end-shape="id3" draw:end-glue-point="3" svg:d="M6500 10010c4288 0 1430 4000 5718 4000" svg:viewBox="0 0 5719 4001">
          <text:p/>
        </draw:connector>
        <draw:connector draw:style-name="gr12" draw:text-style-name="P1" draw:layer="layout" draw:type="curve" svg:x1="6.5cm" svg:y1="8.01cm" svg:x2="12.218cm" svg:y2="6.01cm" draw:start-shape="id10" draw:start-glue-point="1" draw:end-shape="id8" draw:end-glue-point="3" svg:d="M6500 8010c4288 0 1430-2000 5718-2000" svg:viewBox="0 0 5719 2001">
          <text:p/>
        </draw:connector>
        <draw:connector draw:style-name="gr12" draw:text-style-name="P1" draw:layer="layout" draw:type="curve" svg:x1="6.5cm" svg:y1="8.01cm" svg:x2="12.218cm" svg:y2="12.01cm" draw:start-shape="id10" draw:start-glue-point="1" draw:end-shape="id2" draw:end-glue-point="3" svg:d="M6500 8010c4288 0 1430 4000 5718 4000" svg:viewBox="0 0 5719 4001">
          <text:p/>
        </draw:connector>
        <draw:connector draw:style-name="gr12" draw:text-style-name="P1" draw:layer="layout" draw:type="curve" svg:x1="6.5cm" svg:y1="8.01cm" svg:x2="12.218cm" svg:y2="14.01cm" draw:start-shape="id10" draw:start-glue-point="1" draw:end-shape="id3" svg:d="M6500 8010c4288 0 1430 6000 5718 6000" svg:viewBox="0 0 5719 6001">
          <text:p/>
        </draw:connector>
        <draw:connector draw:style-name="gr13" draw:text-style-name="P1" draw:layer="layout" draw:type="curve" svg:x1="6.5cm" svg:y1="11.99cm" svg:x2="12.218cm" svg:y2="12.01cm" draw:start-shape="id11" draw:start-glue-point="1" draw:end-shape="id2" draw:end-glue-point="3" svg:d="M6500 11990c4288 0 1430 20 5718 20" svg:viewBox="0 0 5719 21">
          <text:p/>
        </draw:connector>
        <draw:connector draw:style-name="gr13" draw:text-style-name="P1" draw:layer="layout" draw:type="curve" svg:x1="6.5cm" svg:y1="11.99cm" svg:x2="12.218cm" svg:y2="14.01cm" draw:start-shape="id11" draw:start-glue-point="1" draw:end-shape="id3" draw:end-glue-point="3" svg:d="M6500 11990c4288 0 1430 2020 5718 2020" svg:viewBox="0 0 5719 2021">
          <text:p/>
        </draw:connector>
        <draw:connector draw:style-name="gr14" draw:text-style-name="P1" draw:layer="layout" draw:type="curve" svg:x1="15.25cm" svg:y1="6.01cm" svg:x2="20cm" svg:y2="6.01cm" draw:start-shape="id8" draw:start-glue-point="1" draw:end-shape="id12" draw:end-glue-point="3" svg:d="M15250 6010h4750" svg:viewBox="0 0 4751 1">
          <text:p/>
        </draw:connector>
        <draw:connector draw:style-name="gr14" draw:text-style-name="P1" draw:layer="layout" draw:type="curve" svg:x1="15.25cm" svg:y1="8.01cm" svg:x2="20cm" svg:y2="6.01cm" draw:start-shape="id6" draw:start-glue-point="1" draw:end-shape="id12" draw:end-glue-point="3" svg:d="M15250 8010c3562 0 1188-2000 4750-2000" svg:viewBox="0 0 4751 2001">
          <text:p/>
        </draw:connector>
        <draw:connector draw:style-name="gr14" draw:text-style-name="P1" draw:layer="layout" draw:type="curve" svg:x1="15.25cm" svg:y1="10.01cm" svg:x2="20cm" svg:y2="8.01cm" draw:start-shape="id5" draw:start-glue-point="1" draw:end-shape="id13" svg:d="M15250 10010c3562 0 1188-2000 4750-2000" svg:viewBox="0 0 4751 2001">
          <text:p/>
        </draw:connector>
        <draw:connector draw:style-name="gr14" draw:text-style-name="P1" draw:layer="layout" draw:type="curve" svg:x1="15.25cm" svg:y1="12.01cm" svg:x2="20cm" svg:y2="10.01cm" draw:start-shape="id2" draw:start-glue-point="1" draw:end-shape="id14" draw:end-glue-point="3" svg:d="M15250 12010c3562 0 1188-2000 4750-2000" svg:viewBox="0 0 4751 2001">
          <text:p/>
        </draw:connector>
        <draw:connector draw:style-name="gr14" draw:text-style-name="P1" draw:layer="layout" draw:type="curve" svg:x1="15.25cm" svg:y1="12.01cm" svg:x2="20cm" svg:y2="12.01cm" draw:start-shape="id2" draw:start-glue-point="1" draw:end-shape="id15" draw:end-glue-point="3" svg:d="M15250 12010h4750" svg:viewBox="0 0 4751 1">
          <text:p/>
        </draw:connector>
        <draw:connector draw:style-name="gr14" draw:text-style-name="P1" draw:layer="layout" draw:type="curve" svg:x1="15.25cm" svg:y1="14.01cm" svg:x2="20cm" svg:y2="12.01cm" draw:start-shape="id3" draw:start-glue-point="1" draw:end-shape="id15" draw:end-glue-point="3" svg:d="M15250 14010c3562 0 1188-2000 4750-2000" svg:viewBox="0 0 4751 2001">
          <text:p/>
        </draw:connector>
        <draw:frame draw:style-name="gr15" draw:text-style-name="P3" draw:layer="layout" svg:width="3.032cm" svg:height="1.673cm" svg:x="3.5cm" svg:y="1.309cm">
          <draw:text-box>
            <text:p text:style-name="P1"><text:span text:style-name="T1">data</text:span></text:p>
            <text:p text:style-name="P1"><text:span text:style-name="T1">source</text:span></text:p>
          </draw:text-box>
        </draw:frame>
        <draw:frame draw:style-name="gr15" draw:text-style-name="P3" draw:layer="layout" svg:width="4.25cm" svg:height="1.673cm" svg:x="11.5cm" svg:y="1.309cm">
          <draw:text-box>
            <text:p text:style-name="P1"><text:span text:style-name="T1">intermediate data files</text:span></text:p>
          </draw:text-box>
        </draw:frame>
        <draw:frame draw:style-name="gr15" draw:text-style-name="P3" draw:layer="layout" svg:width="5cm" svg:height="1.673cm" svg:x="20cm" svg:y="1.309cm">
          <draw:text-box>
            <text:p text:style-name="P1"><text:span text:style-name="T1">database</text:span></text:p>
            <text:p text:style-name="P1"><text:span text:style-name="T1">tables</text:span></text:p>
          </draw:text-box>
        </draw:frame>
        <draw:connector draw:style-name="gr12" draw:text-style-name="P1" draw:layer="layout" draw:type="curve" svg:x1="6.5cm" svg:y1="8.01cm" svg:x2="12.218cm" svg:y2="8.01cm" draw:start-shape="id10" draw:start-glue-point="1" draw:end-shape="id6" draw:end-glue-point="3" svg:d="M6500 8010h5718" svg:viewBox="0 0 5719 1">
          <text:p/>
        </draw:connector>
        <draw:frame draw:style-name="gr16" draw:text-style-name="P4" draw:layer="layout" svg:width="4.926cm" svg:height="4.039cm" svg:x="7.05cm" svg:y="16.551cm">
          <draw:text-box>
            <text:p text:style-name="P1"><text:span text:style-name="T2">source-specific</text:span></text:p>
            <text:p text:style-name="P1"><text:span text:style-name="T2">data extractors</text:span></text:p>
            <text:p text:style-name="P1"><text:span text:style-name="T3">ncbi-fetch</text:span></text:p>
            <text:p text:style-name="P1"><text:span text:style-name="T3">ensembl-fetch</text:span></text:p>
            <text:p text:style-name="P1"><text:span text:style-name="T3">ucsc-fetch-exonsets</text:span></text:p>
            <text:p text:style-name="P1"><text:span text:style-name="T3">uta-fetch</text:span></text:p>
          </draw:text-box>
        </draw:frame>
        <draw:frame draw:style-name="gr17" draw:text-style-name="P4" draw:layer="layout" svg:width="5.607cm" svg:height="4.039cm" svg:x="14.9cm" svg:y="16.551cm">
          <draw:text-box>
            <text:p text:style-name="P1"><text:span text:style-name="T2">data-specific</text:span></text:p>
            <text:p text:style-name="P1"><text:span text:style-name="T2">loaders</text:span></text:p>
            <text:p text:style-name="P1"><text:span text:style-name="T3">uta load-seqinfo FILE</text:span></text:p>
            <text:p text:style-name="P1"><text:span text:style-name="T3">uta load-geneinfo FILE</text:span></text:p>
            <text:p text:style-name="P1"><text:span text:style-name="T3">uta load-txinfo FILE</text:span></text:p>
            <text:p text:style-name="P1"><text:span text:style-name="T3">uta load-exonsets FILE</text:span></text:p>
          </draw:text-box>
        </draw:frame>
        <draw:frame draw:style-name="gr18" draw:layer="layout" svg:width="1.277cm" svg:height="0.962cm" svg:x="0.973cm" svg:y="1.038cm">
          <draw:text-box>
            <text:p>V1</text:p>
          </draw:text-box>
        </draw:frame>
        <draw:frame draw:style-name="gr19" draw:text-style-name="P5" draw:layer="layout" svg:width="10.095cm" svg:height="1.83cm" svg:x="9.254cm" svg:y="3.17cm">
          <draw:text-box>
            <text:p><text:span text:style-name="T4">DEPRECATED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onnector draw:style-name="gr1" draw:text-style-name="P1" draw:layer="layout" draw:type="curve" svg:x1="6.532cm" svg:y1="16.01cm" svg:x2="12.218cm" svg:y2="14.01cm" draw:start-shape="id16" draw:start-glue-point="1" draw:end-shape="id17" draw:end-glue-point="3" svg:d="M6532 16010c4264 0 1422-2000 5686-2000" svg:viewBox="0 0 5687 2001">
          <text:p/>
        </draw:connector>
        <draw:connector draw:style-name="gr1" draw:text-style-name="P1" draw:layer="layout" draw:type="curve" svg:x1="6.532cm" svg:y1="16.01cm" svg:x2="12.218cm" svg:y2="16.01cm" draw:start-shape="id16" draw:start-glue-point="1" draw:end-shape="id18" draw:end-glue-point="3" svg:d="M6532 16010h5686" svg:viewBox="0 0 5687 1">
          <text:p/>
        </draw:connector>
        <draw:connector draw:style-name="gr2" draw:text-style-name="P1" draw:layer="layout" draw:type="curve" svg:x1="6.5cm" svg:y1="18.01cm" svg:x2="12.218cm" svg:y2="14.01cm" draw:start-shape="id19" draw:start-glue-point="1" draw:end-shape="id17" draw:end-glue-point="3" svg:d="M6500 18010c4288 0 1430-4000 5718-4000" svg:viewBox="0 0 5719 4001">
          <text:p/>
        </draw:connector>
        <draw:connector draw:style-name="gr2" draw:text-style-name="P1" draw:layer="layout" draw:type="curve" svg:x1="6.5cm" svg:y1="18.01cm" svg:x2="12.218cm" svg:y2="16.01cm" draw:start-shape="id19" draw:start-glue-point="1" draw:end-shape="id18" draw:end-glue-point="3" svg:d="M6500 18010c4288 0 1430-2000 5718-2000" svg:viewBox="0 0 5719 2001">
          <text:p/>
        </draw:connector>
        <draw:connector draw:style-name="gr2" draw:text-style-name="P1" draw:layer="layout" draw:type="curve" svg:x1="6.5cm" svg:y1="18.01cm" svg:x2="12.218cm" svg:y2="12.01cm" draw:start-shape="id19" draw:start-glue-point="1" draw:end-shape="id20" draw:end-glue-point="3" svg:d="M6500 18010c4288 0 1430-6000 5718-6000" svg:viewBox="0 0 5719 6001">
          <text:p/>
        </draw:connector>
        <draw:connector draw:style-name="gr2" draw:text-style-name="P1" draw:layer="layout" draw:type="curve" svg:x1="6.5cm" svg:y1="18.01cm" svg:x2="12.218cm" svg:y2="10.01cm" draw:start-shape="id19" draw:start-glue-point="1" draw:end-shape="id21" draw:end-glue-point="3" svg:d="M6500 18010c4288 0 1430-8000 5718-8000" svg:viewBox="0 0 5719 8001">
          <text:p/>
        </draw:connector>
        <draw:frame draw:style-name="gr3" draw:text-style-name="P2" xml:id="id22" draw:id="id22" draw:layer="layout" svg:width="3.032cm" svg:height="1.387cm" svg:x="3.5cm" svg:y="3.318cm">
          <draw:text-box>
            <text:p>ncbi</text:p>
            <text:p><text:span text:style-name="T5">gene2refseq.gz</text:span></text:p>
          </draw:text-box>
        </draw:frame>
        <draw:frame draw:style-name="gr4" xml:id="id23" draw:id="id23" draw:layer="layout" svg:width="3.032cm" svg:height="0.98cm" svg:x="3.468cm" svg:y="11.52cm">
          <draw:text-box>
            <text:p>ucsc</text:p>
          </draw:text-box>
        </draw:frame>
        <draw:frame draw:style-name="gr5" xml:id="id24" draw:id="id24" draw:layer="layout" svg:width="3.032cm" svg:height="0.98cm" svg:x="3.468cm" svg:y="9.52cm">
          <draw:text-box>
            <text:p>ensembl</text:p>
          </draw:text-box>
        </draw:frame>
        <draw:frame draw:style-name="gr6" xml:id="id19" draw:id="id19" draw:layer="layout" svg:width="3.032cm" svg:height="0.98cm" svg:x="3.468cm" svg:y="17.52cm">
          <draw:text-box>
            <text:p>lrg</text:p>
          </draw:text-box>
        </draw:frame>
        <draw:frame draw:style-name="gr7" xml:id="id16" draw:id="id16" draw:layer="layout" svg:width="3.032cm" svg:height="0.98cm" svg:x="3.5cm" svg:y="15.52cm">
          <draw:text-box>
            <text:p>bic</text:p>
          </draw:text-box>
        </draw:frame>
        <draw:frame draw:style-name="gr8" xml:id="id26" draw:id="id26" draw:layer="layout" svg:width="3.032cm" svg:height="0.98cm" svg:x="3.468cm" svg:y="13.5cm">
          <draw:text-box>
            <text:p>uta0</text:p>
          </draw:text-box>
        </draw:frame>
        <draw:frame draw:style-name="gr9" xml:id="id25" draw:id="id25" draw:layer="layout" svg:width="3.032cm" svg:height="0.98cm" svg:x="12.218cm" svg:y="7.52cm">
          <draw:text-box>
            <text:p>fasta</text:p>
          </draw:text-box>
        </draw:frame>
        <draw:frame draw:style-name="gr9" xml:id="id21" draw:id="id21" draw:layer="layout" svg:width="3.032cm" svg:height="0.98cm" svg:x="12.218cm" svg:y="9.52cm">
          <draw:text-box>
            <text:p>seqinfo</text:p>
          </draw:text-box>
        </draw:frame>
        <draw:frame draw:style-name="gr9" xml:id="id20" draw:id="id20" draw:layer="layout" svg:width="3.032cm" svg:height="0.98cm" svg:x="12.218cm" svg:y="11.52cm">
          <draw:text-box>
            <text:p>geneinfo</text:p>
          </draw:text-box>
        </draw:frame>
        <draw:frame draw:style-name="gr9" xml:id="id17" draw:id="id17" draw:layer="layout" svg:width="3.032cm" svg:height="0.98cm" svg:x="12.218cm" svg:y="13.52cm">
          <draw:text-box>
            <text:p>txinfo</text:p>
          </draw:text-box>
        </draw:frame>
        <draw:frame draw:style-name="gr9" xml:id="id18" draw:id="id18" draw:layer="layout" svg:width="3.032cm" svg:height="0.98cm" svg:x="12.218cm" svg:y="15.52cm">
          <draw:text-box>
            <text:p>exonsets</text:p>
          </draw:text-box>
        </draw:frame>
        <draw:frame draw:style-name="gr9" xml:id="id27" draw:id="id27" draw:layer="layout" svg:width="5cm" svg:height="0.98cm" svg:x="20cm" svg:y="7.52cm">
          <draw:text-box>
            <text:p>seq, seqanno</text:p>
          </draw:text-box>
        </draw:frame>
        <draw:frame draw:style-name="gr9" xml:id="id28" draw:id="id28" draw:layer="layout" svg:width="5cm" svg:height="0.98cm" svg:x="20cm" svg:y="9.52cm">
          <draw:text-box>
            <text:p>gene</text:p>
          </draw:text-box>
        </draw:frame>
        <draw:frame draw:style-name="gr9" xml:id="id29" draw:id="id29" draw:layer="layout" svg:width="5cm" svg:height="0.98cm" svg:x="20cm" svg:y="11.52cm">
          <draw:text-box>
            <text:p>transcript</text:p>
          </draw:text-box>
        </draw:frame>
        <draw:frame draw:style-name="gr9" xml:id="id30" draw:id="id30" draw:layer="layout" svg:width="5cm" svg:height="0.98cm" svg:x="20cm" svg:y="13.52cm">
          <draw:text-box>
            <text:p>exonset, exon</text:p>
          </draw:text-box>
        </draw:frame>
        <draw:frame draw:style-name="gr9" draw:layer="layout" svg:width="5cm" svg:height="0.98cm" svg:x="20cm" svg:y="3.529cm">
          <draw:text-box>
            <text:p>origin</text:p>
          </draw:text-box>
        </draw:frame>
        <draw:connector draw:style-name="gr10" draw:text-style-name="P1" draw:layer="layout" draw:type="curve" svg:x1="6.532cm" svg:y1="4.011cm" svg:x2="12.218cm" svg:y2="14.01cm" draw:start-shape="id22" draw:start-glue-point="1" draw:end-shape="id17" draw:end-glue-point="3" svg:d="M6532 4011c4264 0 1422 9999 5686 9999" svg:viewBox="0 0 5687 10000">
          <text:p/>
        </draw:connector>
        <draw:connector draw:style-name="gr10" draw:text-style-name="P1" draw:layer="layout" draw:type="curve" svg:x1="6.532cm" svg:y1="4.011cm" svg:x2="12.218cm" svg:y2="16.01cm" draw:start-shape="id22" draw:start-glue-point="1" draw:end-shape="id18" svg:d="M6532 4011c4264 0 1422 11999 5686 11999" svg:viewBox="0 0 5687 12000">
          <text:p/>
        </draw:connector>
        <draw:connector draw:style-name="gr11" draw:text-style-name="P1" draw:layer="layout" draw:type="curve" svg:x1="6.5cm" svg:y1="12.01cm" svg:x2="12.218cm" svg:y2="14.01cm" draw:start-shape="id23" draw:start-glue-point="1" draw:end-shape="id17" draw:end-glue-point="3" svg:d="M6500 12010c4288 0 1430 2000 5718 2000" svg:viewBox="0 0 5719 2001">
          <text:p/>
        </draw:connector>
        <draw:connector draw:style-name="gr11" draw:text-style-name="P1" draw:layer="layout" draw:type="curve" svg:x1="6.5cm" svg:y1="12.01cm" svg:x2="12.218cm" svg:y2="16.01cm" draw:start-shape="id23" draw:start-glue-point="1" draw:end-shape="id18" draw:end-glue-point="3" svg:d="M6500 12010c4288 0 1430 4000 5718 4000" svg:viewBox="0 0 5719 4001">
          <text:p/>
        </draw:connector>
        <draw:connector draw:style-name="gr12" draw:text-style-name="P1" draw:layer="layout" draw:type="curve" svg:x1="6.5cm" svg:y1="10.01cm" svg:x2="12.218cm" svg:y2="8.01cm" draw:start-shape="id24" draw:start-glue-point="1" draw:end-shape="id25" draw:end-glue-point="3" svg:d="M6500 10010c4288 0 1430-2000 5718-2000" svg:viewBox="0 0 5719 2001">
          <text:p/>
        </draw:connector>
        <draw:connector draw:style-name="gr12" draw:text-style-name="P1" draw:layer="layout" draw:type="curve" svg:x1="6.5cm" svg:y1="10.01cm" svg:x2="12.218cm" svg:y2="14.01cm" draw:start-shape="id24" draw:start-glue-point="1" draw:end-shape="id17" draw:end-glue-point="3" svg:d="M6500 10010c4288 0 1430 4000 5718 4000" svg:viewBox="0 0 5719 4001">
          <text:p/>
        </draw:connector>
        <draw:connector draw:style-name="gr12" draw:text-style-name="P1" draw:layer="layout" draw:type="curve" svg:x1="6.5cm" svg:y1="10.01cm" svg:x2="12.218cm" svg:y2="16.01cm" draw:start-shape="id24" draw:start-glue-point="1" draw:end-shape="id18" svg:d="M6500 10010c4288 0 1430 6000 5718 6000" svg:viewBox="0 0 5719 6001">
          <text:p/>
        </draw:connector>
        <draw:connector draw:style-name="gr13" draw:text-style-name="P1" draw:layer="layout" draw:type="curve" svg:x1="6.5cm" svg:y1="13.99cm" svg:x2="12.218cm" svg:y2="14.01cm" draw:start-shape="id26" draw:start-glue-point="1" draw:end-shape="id17" draw:end-glue-point="3" svg:d="M6500 13990c4288 0 1430 20 5718 20" svg:viewBox="0 0 5719 21">
          <text:p/>
        </draw:connector>
        <draw:connector draw:style-name="gr13" draw:text-style-name="P1" draw:layer="layout" draw:type="curve" svg:x1="6.5cm" svg:y1="13.99cm" svg:x2="12.218cm" svg:y2="16.01cm" draw:start-shape="id26" draw:start-glue-point="1" draw:end-shape="id18" draw:end-glue-point="3" svg:d="M6500 13990c4288 0 1430 2020 5718 2020" svg:viewBox="0 0 5719 2021">
          <text:p/>
        </draw:connector>
        <draw:connector draw:style-name="gr14" draw:text-style-name="P1" draw:layer="layout" draw:type="curve" svg:x1="15.25cm" svg:y1="8.01cm" svg:x2="20cm" svg:y2="8.01cm" draw:start-shape="id25" draw:start-glue-point="1" draw:end-shape="id27" draw:end-glue-point="3" svg:d="M15250 8010h4750" svg:viewBox="0 0 4751 1">
          <text:p/>
        </draw:connector>
        <draw:connector draw:style-name="gr14" draw:text-style-name="P1" draw:layer="layout" draw:type="curve" svg:x1="15.25cm" svg:y1="10.01cm" svg:x2="20cm" svg:y2="8.01cm" draw:start-shape="id21" draw:start-glue-point="1" draw:end-shape="id27" draw:end-glue-point="3" svg:d="M15250 10010c3562 0 1188-2000 4750-2000" svg:viewBox="0 0 4751 2001">
          <text:p/>
        </draw:connector>
        <draw:connector draw:style-name="gr14" draw:text-style-name="P1" draw:layer="layout" draw:type="curve" svg:x1="15.25cm" svg:y1="12.01cm" svg:x2="20cm" svg:y2="10.01cm" draw:start-shape="id20" draw:start-glue-point="1" draw:end-shape="id28" svg:d="M15250 12010c3562 0 1188-2000 4750-2000" svg:viewBox="0 0 4751 2001">
          <text:p/>
        </draw:connector>
        <draw:connector draw:style-name="gr14" draw:text-style-name="P1" draw:layer="layout" draw:type="curve" svg:x1="15.25cm" svg:y1="14.01cm" svg:x2="20cm" svg:y2="12.01cm" draw:start-shape="id17" draw:start-glue-point="1" draw:end-shape="id29" draw:end-glue-point="3" svg:d="M15250 14010c3562 0 1188-2000 4750-2000" svg:viewBox="0 0 4751 2001">
          <text:p/>
        </draw:connector>
        <draw:connector draw:style-name="gr14" draw:text-style-name="P1" draw:layer="layout" draw:type="curve" svg:x1="15.25cm" svg:y1="14.01cm" svg:x2="20cm" svg:y2="14.01cm" draw:start-shape="id17" draw:start-glue-point="1" draw:end-shape="id30" draw:end-glue-point="3" svg:d="M15250 14010h4750" svg:viewBox="0 0 4751 1">
          <text:p/>
        </draw:connector>
        <draw:connector draw:style-name="gr14" draw:text-style-name="P1" draw:layer="layout" draw:type="curve" svg:x1="15.25cm" svg:y1="16.01cm" svg:x2="20cm" svg:y2="14.01cm" draw:start-shape="id18" draw:start-glue-point="1" draw:end-shape="id30" draw:end-glue-point="3" svg:d="M15250 16010c3562 0 1188-2000 4750-2000" svg:viewBox="0 0 4751 2001">
          <text:p/>
        </draw:connector>
        <draw:frame draw:style-name="gr15" draw:text-style-name="P3" draw:layer="layout" svg:width="3.032cm" svg:height="1.673cm" svg:x="3.5cm" svg:y="1.309cm">
          <draw:text-box>
            <text:p text:style-name="P1"><text:span text:style-name="T1">data</text:span></text:p>
            <text:p text:style-name="P1"><text:span text:style-name="T1">source</text:span></text:p>
          </draw:text-box>
        </draw:frame>
        <draw:frame draw:style-name="gr15" draw:text-style-name="P3" draw:layer="layout" svg:width="4.25cm" svg:height="1.673cm" svg:x="11.5cm" svg:y="1.309cm">
          <draw:text-box>
            <text:p text:style-name="P1"><text:span text:style-name="T1">intermediate data files</text:span></text:p>
          </draw:text-box>
        </draw:frame>
        <draw:frame draw:style-name="gr15" draw:text-style-name="P3" draw:layer="layout" svg:width="5cm" svg:height="1.673cm" svg:x="20cm" svg:y="1.309cm">
          <draw:text-box>
            <text:p text:style-name="P1"><text:span text:style-name="T1">database</text:span></text:p>
            <text:p text:style-name="P1"><text:span text:style-name="T1">tables</text:span></text:p>
          </draw:text-box>
        </draw:frame>
        <draw:connector draw:style-name="gr12" draw:text-style-name="P1" draw:layer="layout" draw:type="curve" svg:x1="6.5cm" svg:y1="10.01cm" svg:x2="12.218cm" svg:y2="10.01cm" draw:start-shape="id24" draw:start-glue-point="1" draw:end-shape="id21" draw:end-glue-point="3" svg:d="M6500 10010h5718" svg:viewBox="0 0 5719 1">
          <text:p/>
        </draw:connector>
        <draw:frame draw:style-name="gr21" draw:text-style-name="P4" draw:layer="layout" svg:width="4.926cm" svg:height="3.581cm" svg:x="7.05cm" svg:y="17.151cm">
          <draw:text-box>
            <text:p text:style-name="P1"><text:span text:style-name="T2">source-specific</text:span></text:p>
            <text:p text:style-name="P1"><text:span text:style-name="T2">data extractors</text:span></text:p>
            <text:p text:style-name="P1"><text:span text:style-name="T3">ncbi-fetch</text:span></text:p>
            <text:p text:style-name="P1"><text:span text:style-name="T3">ensembl-fetch</text:span></text:p>
            <text:p text:style-name="P1"><text:span text:style-name="T3">ucsc-fetch-exonsets</text:span></text:p>
            <text:p text:style-name="P1"><text:span text:style-name="T3">uta-fetch</text:span></text:p>
          </draw:text-box>
        </draw:frame>
        <draw:frame draw:style-name="gr22" draw:text-style-name="P4" draw:layer="layout" svg:width="5.607cm" svg:height="3.581cm" svg:x="14.9cm" svg:y="17.151cm">
          <draw:text-box>
            <text:p text:style-name="P1"><text:span text:style-name="T2">data-specific</text:span></text:p>
            <text:p text:style-name="P1"><text:span text:style-name="T2">loaders</text:span></text:p>
            <text:p text:style-name="P1"><text:span text:style-name="T3">uta load-seqinfo FILE</text:span></text:p>
            <text:p text:style-name="P1"><text:span text:style-name="T3">uta load-geneinfo FILE</text:span></text:p>
            <text:p text:style-name="P1"><text:span text:style-name="T3">uta load-txinfo FILE</text:span></text:p>
            <text:p text:style-name="P1"><text:span text:style-name="T3">uta load-exonsets FILE</text:span></text:p>
          </draw:text-box>
        </draw:frame>
        <draw:frame draw:style-name="gr18" draw:layer="layout" svg:width="1.277cm" svg:height="0.962cm" svg:x="0.973cm" svg:y="1.038cm">
          <draw:text-box>
            <text:p>V2</text:p>
          </draw:text-box>
        </draw:frame>
        <draw:frame draw:style-name="gr9" draw:layer="layout" svg:width="5cm" svg:height="0.98cm" svg:x="20cm" svg:y="5.52cm">
          <draw:text-box>
            <text:p>assembly</text:p>
          </draw:text-box>
        </draw:frame>
        <draw:frame draw:style-name="gr3" draw:text-style-name="P2" draw:layer="layout" svg:width="3.032cm" svg:height="0.98cm" svg:x="3.5cm" svg:y="5.522cm">
          <draw:text-box>
            <text:p>eutils</text:p>
          </draw:text-box>
        </draw:frame>
        <draw:frame draw:style-name="gr3" draw:text-style-name="P2" draw:layer="layout" svg:width="3.032cm" svg:height="1.387cm" svg:x="3.5cm" svg:y="7.32cm">
          <draw:text-box>
            <text:p>ncbi</text:p>
            <text:p><text:span text:style-name="T5">gene2refseq.gz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Biolinum O2" svg:font-family="'Linux Biolinum O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ntity" style:family="graphic" style:parent-style-name="standard">
      <style:graphic-properties draw:stroke="solid" draw:stroke-dash="Dashed_20__28_var_29__20_2" svg:stroke-width="0.1cm" draw:marker-start-width="0.45cm" draw:marker-end-width="0.45cm" draw:fill="none" draw:fill-gradient-name="Gradient_20_7" draw:fill-hatch-name="Hatching_20_1" draw:fill-image-name="Bitmape_20_1" draw:fill-image-width="0cm" draw:fill-image-height="0cm" draw:textarea-vertical-align="middle"/>
      <style:paragraph-properties fo:text-align="center"/>
      <style:text-properties style:font-name="Linux Biolinum O2" fo:font-family="'Linux Biolinum O'" style:font-style-name="Regular" style:font-pitch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ece Hart</meta:initial-creator>
    <meta:creation-date>2011-08-26T10:51:17</meta:creation-date>
    <dc:date>2015-05-13T16:45:02.669005277</dc:date>
    <dc:creator>Reece Hart</dc:creator>
    <meta:editing-duration>PT4H31M19S</meta:editing-duration>
    <meta:editing-cycles>16</meta:editing-cycles>
    <meta:generator>LibreOffice/4.3.7.2$Linux_X86_64 LibreOffice_project/430m0$Build-2</meta:generator>
    <meta:document-statistic meta:object-count="117"/>
  </office:meta>
</office:document-meta>
</file>